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ced35" officeooo:paragraph-rsid="000cf37f"/>
    </style:style>
    <style:style style:name="P2" style:family="paragraph" style:parent-style-name="Standard">
      <style:paragraph-properties fo:text-align="start" style:justify-single-word="false"/>
      <style:text-properties officeooo:rsid="001a7b2a" officeooo:paragraph-rsid="000cf37f"/>
    </style:style>
    <style:style style:name="P3" style:family="paragraph" style:parent-style-name="Standard">
      <style:paragraph-properties fo:text-align="start" style:justify-single-word="false"/>
      <style:text-properties officeooo:paragraph-rsid="000cf37f"/>
    </style:style>
    <style:style style:name="P4" style:family="paragraph" style:parent-style-name="Standard">
      <style:paragraph-properties fo:text-align="start" style:justify-single-word="false"/>
      <style:text-properties officeooo:paragraph-rsid="00177f08"/>
    </style:style>
    <style:style style:name="P5" style:family="paragraph" style:parent-style-name="Standard">
      <style:paragraph-properties fo:text-align="start" style:justify-single-word="false"/>
      <style:text-properties officeooo:paragraph-rsid="001a99bf"/>
    </style:style>
    <style:style style:name="P6" style:family="paragraph" style:parent-style-name="Standard">
      <style:paragraph-properties fo:text-align="start" style:justify-single-word="false"/>
      <style:text-properties officeooo:paragraph-rsid="001eb472"/>
    </style:style>
    <style:style style:name="P7" style:family="paragraph" style:parent-style-name="Standard">
      <style:paragraph-properties fo:text-align="start" style:justify-single-word="false"/>
      <style:text-properties officeooo:paragraph-rsid="001be2e7"/>
    </style:style>
    <style:style style:name="P8" style:family="paragraph" style:parent-style-name="Standard">
      <style:paragraph-properties fo:text-align="start" style:justify-single-word="false"/>
      <style:text-properties officeooo:rsid="002c6ebc" officeooo:paragraph-rsid="000cf37f"/>
    </style:style>
    <style:style style:name="P9" style:family="paragraph" style:parent-style-name="Standard">
      <style:paragraph-properties fo:text-align="start" style:justify-single-word="false"/>
      <style:text-properties officeooo:rsid="001c583a" officeooo:paragraph-rsid="000cf37f"/>
    </style:style>
    <style:style style:name="P10" style:family="paragraph" style:parent-style-name="Standard">
      <style:paragraph-properties fo:text-align="start" style:justify-single-word="false"/>
      <style:text-properties officeooo:rsid="003852a2" officeooo:paragraph-rsid="000cf37f"/>
    </style:style>
    <style:style style:name="P11" style:family="paragraph" style:parent-style-name="Standard">
      <style:paragraph-properties fo:text-align="start" style:justify-single-word="false"/>
      <style:text-properties officeooo:rsid="00244564" officeooo:paragraph-rsid="000cf37f"/>
    </style:style>
    <style:style style:name="P12" style:family="paragraph" style:parent-style-name="Standard">
      <style:paragraph-properties fo:text-align="start" style:justify-single-word="false"/>
      <style:text-properties officeooo:rsid="002e5a61" officeooo:paragraph-rsid="000cf37f"/>
    </style:style>
    <style:style style:name="P13" style:family="paragraph" style:parent-style-name="Standard">
      <style:paragraph-properties fo:text-align="start" style:justify-single-word="false"/>
      <style:text-properties officeooo:rsid="002fb352" officeooo:paragraph-rsid="000cf37f"/>
    </style:style>
    <style:style style:name="P14" style:family="paragraph" style:parent-style-name="Standard">
      <style:paragraph-properties fo:text-align="start" style:justify-single-word="false"/>
      <style:text-properties officeooo:rsid="000d3d5f" officeooo:paragraph-rsid="000d3d5f"/>
    </style:style>
    <style:style style:name="P15" style:family="paragraph" style:parent-style-name="Standard">
      <style:paragraph-properties fo:text-align="start" style:justify-single-word="false"/>
      <style:text-properties officeooo:rsid="0034a09a" officeooo:paragraph-rsid="000cf37f"/>
    </style:style>
    <style:style style:name="P16" style:family="paragraph" style:parent-style-name="Standard">
      <style:paragraph-properties fo:text-align="start" style:justify-single-word="false"/>
      <style:text-properties officeooo:rsid="00115549" officeooo:paragraph-rsid="00115549"/>
    </style:style>
    <style:style style:name="P17" style:family="paragraph" style:parent-style-name="Standard">
      <style:paragraph-properties fo:text-align="start" style:justify-single-word="false"/>
      <style:text-properties officeooo:rsid="001281e3" officeooo:paragraph-rsid="001281e3"/>
    </style:style>
    <style:style style:name="P18" style:family="paragraph" style:parent-style-name="Standard">
      <style:paragraph-properties fo:text-align="start" style:justify-single-word="false"/>
      <style:text-properties officeooo:rsid="0013400d" officeooo:paragraph-rsid="0013400d"/>
    </style:style>
    <style:style style:name="P19" style:family="paragraph" style:parent-style-name="Standard">
      <style:paragraph-properties fo:text-align="start" style:justify-single-word="false"/>
      <style:text-properties officeooo:rsid="00134f57" officeooo:paragraph-rsid="00134f57"/>
    </style:style>
    <style:style style:name="P20" style:family="paragraph" style:parent-style-name="Standard">
      <style:paragraph-properties fo:text-align="start" style:justify-single-word="false"/>
      <style:text-properties officeooo:rsid="0014ec9d" officeooo:paragraph-rsid="0014ec9d"/>
    </style:style>
    <style:style style:name="P21" style:family="paragraph" style:parent-style-name="Standard">
      <style:paragraph-properties fo:text-align="start" style:justify-single-word="false"/>
      <style:text-properties officeooo:rsid="0016c4d0" officeooo:paragraph-rsid="0016c4d0"/>
    </style:style>
    <style:style style:name="P22" style:family="paragraph" style:parent-style-name="Standard">
      <style:paragraph-properties fo:text-align="start" style:justify-single-word="false"/>
      <style:text-properties officeooo:rsid="0016c4d0" officeooo:paragraph-rsid="00177f08"/>
    </style:style>
    <style:style style:name="P23" style:family="paragraph" style:parent-style-name="Standard">
      <style:paragraph-properties fo:text-align="start" style:justify-single-word="false"/>
      <style:text-properties officeooo:rsid="00186478" officeooo:paragraph-rsid="00186478"/>
    </style:style>
    <style:style style:name="P24" style:family="paragraph" style:parent-style-name="Standard">
      <style:paragraph-properties fo:text-align="start" style:justify-single-word="false"/>
      <style:text-properties officeooo:rsid="0018a4b2" officeooo:paragraph-rsid="0018a4b2"/>
    </style:style>
    <style:style style:name="P25" style:family="paragraph" style:parent-style-name="Standard">
      <style:paragraph-properties fo:text-align="start" style:justify-single-word="false"/>
      <style:text-properties officeooo:rsid="001a99bf" officeooo:paragraph-rsid="001a99bf"/>
    </style:style>
    <style:style style:name="P26" style:family="paragraph" style:parent-style-name="Standard">
      <style:paragraph-properties fo:text-align="start" style:justify-single-word="false"/>
      <style:text-properties officeooo:rsid="001be2e7" officeooo:paragraph-rsid="001be2e7"/>
    </style:style>
    <style:style style:name="P27" style:family="paragraph" style:parent-style-name="Standard">
      <style:paragraph-properties fo:text-align="start" style:justify-single-word="false"/>
      <style:text-properties officeooo:rsid="001d70ce" officeooo:paragraph-rsid="001d70ce"/>
    </style:style>
    <style:style style:name="P28" style:family="paragraph" style:parent-style-name="Standard">
      <style:paragraph-properties fo:text-align="start" style:justify-single-word="false"/>
      <style:text-properties officeooo:rsid="001e02e7" officeooo:paragraph-rsid="001e02e7"/>
    </style:style>
    <style:style style:name="P29" style:family="paragraph" style:parent-style-name="Standard">
      <style:paragraph-properties fo:text-align="start" style:justify-single-word="false"/>
      <style:text-properties officeooo:rsid="00239a8c" officeooo:paragraph-rsid="00239a8c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a7b2a" officeooo:paragraph-rsid="000cf37f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0cf37f"/>
    </style:style>
    <style:style style:name="P32" style:family="paragraph" style:parent-style-name="Standard" style:list-style-name="L7">
      <style:paragraph-properties fo:text-align="start" style:justify-single-word="false"/>
      <style:text-properties officeooo:paragraph-rsid="000cf37f"/>
    </style:style>
    <style:style style:name="P33" style:family="paragraph" style:parent-style-name="Standard">
      <style:paragraph-properties fo:text-align="start" style:justify-single-word="false"/>
      <style:text-properties officeooo:paragraph-rsid="001a99bf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e77bf" officeooo:paragraph-rsid="000cf37f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fe2eb" officeooo:paragraph-rsid="000cf37f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1c583a" officeooo:paragraph-rsid="000cf37f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1c583a" officeooo:paragraph-rsid="000cf37f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1d5e58" officeooo:paragraph-rsid="001d5e58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36543e" officeooo:paragraph-rsid="000cf37f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3852a2" officeooo:paragraph-rsid="000cf37f"/>
    </style:style>
    <style:style style:name="P41" style:family="paragraph" style:parent-style-name="Standard" style:list-style-name="L3">
      <style:paragraph-properties fo:text-align="start" style:justify-single-word="false"/>
      <style:text-properties officeooo:rsid="000d3d5f" officeooo:paragraph-rsid="000d3d5f"/>
    </style:style>
    <style:style style:name="P42" style:family="paragraph" style:parent-style-name="Standard" style:list-style-name="L4">
      <style:paragraph-properties fo:text-align="start" style:justify-single-word="false"/>
      <style:text-properties officeooo:rsid="00244564" officeooo:paragraph-rsid="000cf37f"/>
    </style:style>
    <style:style style:name="P43" style:family="paragraph" style:parent-style-name="Standard" style:list-style-name="L5">
      <style:paragraph-properties fo:text-align="start" style:justify-single-word="false"/>
      <style:text-properties officeooo:rsid="00261478" officeooo:paragraph-rsid="000cf37f"/>
    </style:style>
    <style:style style:name="P44" style:family="paragraph" style:parent-style-name="Standard" style:list-style-name="L5">
      <style:paragraph-properties fo:text-align="start" style:justify-single-word="false"/>
      <style:text-properties officeooo:rsid="00186478" officeooo:paragraph-rsid="00186478"/>
    </style:style>
    <style:style style:name="P45" style:family="paragraph" style:parent-style-name="Standard" style:list-style-name="L6">
      <style:paragraph-properties fo:text-align="start" style:justify-single-word="false"/>
      <style:text-properties officeooo:rsid="00186478" officeooo:paragraph-rsid="00186478"/>
    </style:style>
    <style:style style:name="P46" style:family="paragraph" style:parent-style-name="Standard" style:list-style-name="L5">
      <style:paragraph-properties fo:text-align="start" style:justify-single-word="false"/>
      <style:text-properties officeooo:rsid="0027fc1d" officeooo:paragraph-rsid="000cf37f"/>
    </style:style>
    <style:style style:name="P47" style:family="paragraph" style:parent-style-name="Standard" style:list-style-name="L7">
      <style:paragraph-properties fo:text-align="start" style:justify-single-word="false"/>
      <style:text-properties officeooo:rsid="002e5a61" officeooo:paragraph-rsid="000cf37f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3a0cdd" officeooo:paragraph-rsid="000cf37f"/>
    </style:style>
    <style:style style:name="P49" style:family="paragraph" style:parent-style-name="Standard" style:list-style-name="L7">
      <style:paragraph-properties fo:text-align="start" style:justify-single-word="false"/>
      <style:text-properties officeooo:rsid="002fb352" officeooo:paragraph-rsid="000cf37f"/>
    </style:style>
    <style:style style:name="P50" style:family="paragraph" style:parent-style-name="Standard" style:list-style-name="L7">
      <style:paragraph-properties fo:text-align="start" style:justify-single-word="false"/>
      <style:text-properties officeooo:rsid="0034a09a" officeooo:paragraph-rsid="000cf37f"/>
    </style:style>
    <style:style style:name="P51" style:family="paragraph" style:parent-style-name="Standard">
      <style:paragraph-properties fo:text-align="start" style:justify-single-word="false"/>
      <style:text-properties officeooo:rsid="002506a8" officeooo:paragraph-rsid="002506a8"/>
    </style:style>
    <style:style style:name="P52" style:family="paragraph" style:parent-style-name="Standard">
      <style:paragraph-properties fo:text-align="start" style:justify-single-word="false"/>
      <style:text-properties officeooo:rsid="001d70ce" officeooo:paragraph-rsid="001d70ce"/>
    </style:style>
    <style:style style:name="P53" style:family="paragraph" style:parent-style-name="Standard">
      <style:paragraph-properties fo:text-align="start" style:justify-single-word="false"/>
      <style:text-properties officeooo:rsid="0026633d" officeooo:paragraph-rsid="0026633d"/>
    </style:style>
    <style:style style:name="T1" style:family="text">
      <style:text-properties officeooo:rsid="001c7aa4"/>
    </style:style>
    <style:style style:name="T2" style:family="text">
      <style:text-properties officeooo:rsid="00261478"/>
    </style:style>
    <style:style style:name="T3" style:family="text">
      <style:text-properties officeooo:rsid="0030ca0a"/>
    </style:style>
    <style:style style:name="T4" style:family="text">
      <style:text-properties officeooo:rsid="0036543e"/>
    </style:style>
    <style:style style:name="T5" style:family="text">
      <style:text-properties officeooo:rsid="001a7b2a"/>
    </style:style>
    <style:style style:name="T6" style:family="text">
      <style:text-properties officeooo:rsid="001c583a"/>
    </style:style>
    <style:style style:name="T7" style:family="text">
      <style:text-properties officeooo:rsid="003852a2"/>
    </style:style>
    <style:style style:name="T8" style:family="text">
      <style:text-properties officeooo:rsid="002996b7"/>
    </style:style>
    <style:style style:name="T9" style:family="text">
      <style:text-properties officeooo:rsid="001fe2eb"/>
    </style:style>
    <style:style style:name="T10" style:family="text">
      <style:text-properties officeooo:rsid="0023d167"/>
    </style:style>
    <style:style style:name="T11" style:family="text">
      <style:text-properties officeooo:rsid="001e2090"/>
    </style:style>
    <style:style style:name="T12" style:family="text">
      <style:text-properties officeooo:rsid="001fb866"/>
    </style:style>
    <style:style style:name="T13" style:family="text">
      <style:text-properties officeooo:rsid="00253a3a"/>
    </style:style>
    <style:style style:name="T14" style:family="text">
      <style:text-properties officeooo:rsid="0037268b"/>
    </style:style>
    <style:style style:name="T15" style:family="text">
      <style:text-properties officeooo:rsid="00244564"/>
    </style:style>
    <style:style style:name="T16" style:family="text">
      <style:text-properties officeooo:rsid="002a0605"/>
    </style:style>
    <style:style style:name="T17" style:family="text">
      <style:text-properties officeooo:rsid="0025a333"/>
    </style:style>
    <style:style style:name="T18" style:family="text">
      <style:text-properties officeooo:rsid="00278edc"/>
    </style:style>
    <style:style style:name="T19" style:family="text">
      <style:text-properties officeooo:rsid="000cf37f"/>
    </style:style>
    <style:style style:name="T20" style:family="text">
      <style:text-properties officeooo:rsid="00134f57"/>
    </style:style>
    <style:style style:name="T21" style:family="text">
      <style:text-properties officeooo:rsid="0016c4d0"/>
    </style:style>
    <style:style style:name="T22" style:family="text">
      <style:text-properties officeooo:rsid="00177f08"/>
    </style:style>
    <style:style style:name="T23" style:family="text">
      <style:text-properties officeooo:rsid="000d3d5f"/>
    </style:style>
    <style:style style:name="T24" style:family="text">
      <style:text-properties officeooo:rsid="00186478"/>
    </style:style>
    <style:style style:name="T25" style:family="text">
      <style:text-properties officeooo:rsid="001a99bf"/>
    </style:style>
    <style:style style:name="T26" style:family="text">
      <style:text-properties officeooo:rsid="001be2e7"/>
    </style:style>
    <style:style style:name="T27" style:family="text">
      <style:text-properties officeooo:rsid="001d70ce"/>
    </style:style>
    <style:style style:name="T28" style:family="text">
      <style:text-properties officeooo:rsid="001eb472"/>
    </style:style>
    <style:style style:name="T29" style:family="text">
      <style:text-properties officeooo:rsid="00115549"/>
    </style:style>
    <style:style style:name="T30" style:family="text">
      <style:text-properties officeooo:rsid="0021cbaf"/>
    </style:style>
    <style:style style:name="T31" style:family="text">
      <style:text-properties officeooo:rsid="0026633d"/>
    </style:style>
    <style:style style:name="T32" style:family="text">
      <style:text-properties officeooo:rsid="00272a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n la primera fase:</text:p>
      <text:p text:style-name="P2"/>
      <text:p text:style-name="P2">EL usuario se logueara, se comprobara que su contraseña sea la correcta y si es asi le devolvemos un token de autentificacion, el cual guardaremos en la base de datos y si el usuario x, que esta con ese token se vuelve a conectar, se conectara automaticamente<text:span text:style-name="T1"> a ese usuario</text:span><text:span text:style-name="T2"> y se le cambia la ultima vez</text:span><text:span text:style-name="T3">???? QUizas esto sea con OAUTH2, veremos.</text:span><text:span text:style-name="T4"> </text:span></text:p>
      <text:p text:style-name="P2">Contraseña cifrada.</text:p>
      <text:p text:style-name="P3"><text:span text:style-name="T5">Datos del </text:span><text:span text:style-name="T1">user</text:span><text:span text:style-name="T5"> : email, password, name, last_name, nickname, last_time, town, country</text:span><text:span text:style-name="T6">, </text:span><text:span text:style-name="T1">telephone</text:span><text:span text:style-name="T6">, rol, </text:span><text:span text:style-name="T1">visibility, ¿friends [user]?</text:span><text:span text:style-name="T7">, ¿bloqueados[user]?</text:span><text:span text:style-name="T5">.</text:span></text:p>
      <text:p text:style-name="P3"/>
      <text:p text:style-name="P2">SI no inicia sesion aparecera un formulario de registro donde pedira esos datos y hacemos las siguientes comprobaciones.</text:p>
      <text:p text:style-name="P3"/>
      <text:list xml:id="list1871687117" text:style-name="L1">
        <text:list-item>
          <text:p text:style-name="P30">Email: es un email valido y no esta en blanco</text:p>
        </text:list-item>
        <text:list-item>
          <text:p text:style-name="P30">Password: metemos un regexp de 8 minimo longitud, una mayuscula, un numero y algun caracter raro.<text:span text:style-name="T4">Cifrada</text:span></text:p>
        </text:list-item>
        <text:list-item>
          <text:p text:style-name="P31"><text:span text:style-name="T6">Rol: a no ser que lo cree un admin, esto no aparecera y por defecto sera </text:span><text:span text:style-name="T4">'user'</text:span><text:span text:style-name="T1">. L</text:span><text:span text:style-name="T4">o</text:span><text:span text:style-name="T1">s otros seran </text:span></text:p>
          <text:list>
            <text:list-item>
              <text:p text:style-name="P31"><text:span text:style-name="T1">admin : pueden borrar</text:span><text:span text:style-name="T8"> usuarios, restablecer contraseñas...</text:span></text:p>
            </text:list-item>
            <text:list-item>
              <text:p text:style-name="P31"><text:span text:style-name="T9">moderators</text:span><text:span text:style-name="T1">: podran ver las denuncias y decir si lleva razon, </text:span><text:span text:style-name="T10">caastigo (suspension o borrar cuenta)</text:span><text:span text:style-name="T1"> y tiempo.</text:span></text:p>
            </text:list-item>
          </text:list>
        </text:list-item>
        <text:list-item>
          <text:p text:style-name="P30">Sexo: h,m o otro.<text:span text:style-name="T4"> </text:span></text:p>
        </text:list-item>
        <text:list-item>
          <text:p text:style-name="P30">Name: no este en blanco<text:span text:style-name="T4">.</text:span></text:p>
        </text:list-item>
        <text:list-item>
          <text:p text:style-name="P30">Last_name: no este en blanco y sean minimo dos palabras.</text:p>
        </text:list-item>
        <text:list-item>
          <text:p text:style-name="P31"><text:span text:style-name="T5">N</text:span><text:span text:style-name="T1">i</text:span><text:span text:style-name="T5">ckname: no se encuentre en la base de datos</text:span><text:span text:style-name="T1"> ni sea un nombre ofensivo</text:span><text:span text:style-name="T2"> ( rollo comprabaremos que no tenga nazi por ejemplo)</text:span><text:span text:style-name="T5">.</text:span></text:p>
        </text:list-item>
        <text:list-item>
          <text:p text:style-name="P34">CP</text:p>
        </text:list-item>
        <text:list-item>
          <text:p text:style-name="P34">Country</text:p>
        </text:list-item>
        <text:list-item>
          <text:p text:style-name="P31"><text:span text:style-name="T5">Town : intentaremos hacerlo mediante una api o algo que muestre todas las ciudades del mundo</text:span><text:span text:style-name="T2"> y si no esta, no podra seguir progresando</text:span><text:span text:style-name="T5">. </text:span></text:p>
        </text:list-item>
        <text:list-item>
          <text:p text:style-name="P31"><text:span text:style-name="T1">Visibility</text:span><text:span text:style-name="T11">: </text:span><text:span text:style-name="T24"><text:s/>//Siguiente sprint</text:span></text:p>
          <text:list>
            <text:list-item>
              <text:p text:style-name="P31"><text:span text:style-name="T11">'private': solo puedes ver que existe ese usuario pero no puedes escribirle ni nada</text:span><text:span text:style-name="T12">. Solo peticion.</text:span></text:p>
            </text:list-item>
            <text:list-item>
              <text:p text:style-name="P35">'public': puedes acceder a su perfil y ver sus fotos, mandarle mensajes, ver sus amigos.Si una persona es nuestro amigo podremos ver todo eso.</text:p>
            </text:list-item>
            <text:list-item>
              <text:p text:style-name="P31">(Versiones posteriores panel de visibilidad<text:span text:style-name="T12"> si no es mi amigo</text:span>, quien puede buscarme, escribirme<text:span text:style-name="T9">, ver mis comentarios</text:span> y acceder a mi perfil. Opciones amigos, amigos de mis amigos, todos, ninguno<text:span text:style-name="T12">).</text:span></text:p>
            </text:list-item>
          </text:list>
        </text:list-item>
      </text:list>
      <text:p text:style-name="P2"/>
      <text:p text:style-name="P2">ABSOLUMANTE TODOS LOS CAMPOS SE VALIDARAN PARA QUE NO ESTEN EN BLANCO<text:span text:style-name="T6"> Y SE HARAN COMPROBACIONES DE CLIENTE (JS Y HTML) Y SERVER(NODE JS)</text:span>!!!</text:p>
      <text:p text:style-name="P2"/>
      <text:p text:style-name="P8">Tambien puede ser que pinche en olvide mi contraseña, donde indicara un correo, si ese correo existe se enviara un mensaje a esa cuenta con un link asociado al usuario para restablecer su contraseña.</text:p>
      <text:p text:style-name="P2"/>
      <text:p text:style-name="P9">Al iniciar sesion, veremos un nav con distintas funciones, en esta beta las caractericticas van a ser:</text:p>
      <text:p text:style-name="P9"/>
      <text:list xml:id="list3771177996" text:style-name="L2">
        <text:list-item>
          <text:p text:style-name="P36">Amigos: puedes buscar a gente<text:span text:style-name="T13"> y grupos</text:span> con su nombre y haremos la busqueda con la sentencia 'LIKE XXX'<text:span text:style-name="T1"> y podremos enviar peticion, bloquear, ¿denunciar y enviar mensaje</text:span><text:span text:style-name="T14">?</text:span></text:p>
        </text:list-item>
        <text:list-item>
          <text:p text:style-name="P38"><text:soft-page-break/>AMigos he creado followers y amigos. Followers ven tu actividad y los amigos ves la suya.</text:p>
        </text:list-item>
      </text:list>
      <text:p text:style-name="P10"/>
      <text:p text:style-name="P10"/>
      <text:list xml:id="list203209399925617" text:continue-numbering="true" text:style-name="L2">
        <text:list-header>
          <text:p text:style-name="P36"/>
        </text:list-header>
        <text:list-item>
          <text:p text:style-name="P39">Datos petic<text:span text:style-name="T19">i</text:span>on: from, to</text:p>
          <text:p text:style-name="P39">Datos bloqueo: bloqueador, bloqueado</text:p>
        </text:list-item>
        <text:list-item>
          <text:p text:style-name="P40">Datos denuncia: denunciante, denunciado, motivo</text:p>
        </text:list-item>
      </text:list>
      <text:p text:style-name="P10"/>
      <text:p text:style-name="P14">A la hora de enviar peticion, se agrega registro de user_relationship donde guardamos:</text:p>
      <text:list xml:id="list2611348407" text:style-name="L3">
        <text:list-item>
          <text:p text:style-name="P41">sourceId</text:p>
        </text:list-item>
        <text:list-item>
          <text:p text:style-name="P41">targetId</text:p>
        </text:list-item>
        <text:list-item>
          <text:p text:style-name="P41">status [rejected, accepted, blocked]</text:p>
        </text:list-item>
        <text:list-item>
          <text:p text:style-name="P41">createdAt</text:p>
        </text:list-item>
        <text:list-item>
          <text:p text:style-name="P41">modifiedAt</text:p>
        </text:list-item>
      </text:list>
      <text:p text:style-name="P14"/>
      <text:p text:style-name="P14"/>
      <text:list xml:id="list1304859356" text:style-name="L4">
        <text:list-item>
          <text:p text:style-name="P37">Mensajes: podras enviar<text:span text:style-name="T1"> mensajes a tus amigos</text:span><text:span text:style-name="T15"> y desconocidos si lo tienen publico</text:span></text:p>
        </text:list-item>
        <text:list-item>
          <text:p text:style-name="P42">Mensajes:</text:p>
          <text:list>
            <text:list-item>
              <text:p text:style-name="P42">From: actual user</text:p>
            </text:list-item>
            <text:list-item>
              <text:p text:style-name="P42">To: para que usuario</text:p>
            </text:list-item>
            <text:list-item>
              <text:p text:style-name="P42">Mensaje: lo que enviemos.</text:p>
            </text:list-item>
          </text:list>
        </text:list-item>
      </text:list>
      <text:p text:style-name="P11"/>
      <text:p text:style-name="P11">En principio van a ser solo texto<text:span text:style-name="T2"> (Futuro: notas de voz, imagenes</text:span><text:span text:style-name="T7">, chat mediante sockets</text:span><text:span text:style-name="T2">)</text:span>.</text:p>
      <text:p text:style-name="P3"/>
      <text:list xml:id="list1344052304" text:style-name="L5">
        <text:list-item>
          <text:p text:style-name="P43">Fotos: las fotos tendran comentarios<text:span text:style-name="T4">. HAS MANY[COMMMENTS]</text:span></text:p>
          <text:list>
            <text:list-item>
              <text:p text:style-name="P43">Comentarios: tendran fecha, remitente, id de la foto?</text:p>
              <text:list>
                <text:list-item>
                  <text:p text:style-name="P44">Replies: comments_replies</text:p>
                </text:list-item>
              </text:list>
            </text:list-item>
          </text:list>
        </text:list-item>
      </text:list>
      <text:p text:style-name="P10"><text:tab/>La cosa aqui es la siguiente, en mongodb almacenaremos los datos y metadatos de la foto asi como el id en postgresql y en postgresql guardaremos la foto, usuario... y una tabla comments es donde van a estar todos los comentarios</text:p>
      <text:p text:style-name="P10"><text:tab/>Datos fotos: id, upload_by, upload_in, comments[comment]</text:p>
      <text:list xml:id="list2745753416" text:style-name="L6">
        <text:list-header>
          <text:p text:style-name="P45"/>
        </text:list-header>
      </text:list>
      <text:list xml:id="list203210323565076" text:continue-list="list1344052304" text:style-name="L5">
        <text:list-item>
          <text:p text:style-name="P46">Ajustes: un usuario podr<text:span text:style-name="T16">i</text:span>a cambiar su email, nombre, telefono... y se valida tanto cliente como server<text:span text:style-name="T8"> de nuevo</text:span>.</text:p>
        </text:list-item>
        <text:list-item>
          <text:p text:style-name="P44">Uno de los ajustes va a ser peticiones : aceptar todas, seleccionar.</text:p>
        </text:list-item>
      </text:list>
      <text:p text:style-name="P11"/>
      <text:list xml:id="list489710811" text:style-name="L7">
        <text:list-item>
          <text:p text:style-name="P32"><text:span text:style-name="T17">Bloque</text:span><text:span text:style-name="T18">o entre usuarios</text:span><text:span text:style-name="T17">: si un usuario bloque</text:span><text:span text:style-name="T2">a</text:span><text:span text:style-name="T17"> a otro, ejemplo JUan bloquea a Maria, si Maria busca a Juan nunca le aparecera, por el contrario, a Juan si pero solamante con la opcion de desbloquear.</text:span></text:p>
        </text:list-item>
      </text:list>
      <text:p text:style-name="P14">Bloqueos podemos verlos de dos maneras, uno creamos una tabla para ellos o dos lo indicamos en user_relathionship y hacemos que todos los usuarios que bloqueen al que esta buscando no sean mostrados y nos ahorramos de consultar dos tablas.</text:p>
      <text:p text:style-name="P14"/>
      <text:p text:style-name="P28">FInalmente, he creado una tabla bloqueo en orden de que la escabilidad no se vea comprometida.</text:p>
      <text:p text:style-name="P14"/>
      <text:p text:style-name="P6"><text:span text:style-name="T29">Query en caso de meterlo en la tabla user_relationship --&gt; <text:s/>"select * from user where nickname like ? and id not in (select </text:span><text:span text:style-name="T28">from</text:span><text:span text:style-name="T29">id from user_</text:span><text:span text:style-name="T28">block</text:span><text:span text:style-name="T29"> where targetId="</text:span><text:span text:style-name="T28">from</text:span><text:span text:style-name="T29">id")</text:span></text:p>
      <text:p text:style-name="P6"/>
      <text:p text:style-name="P16">? --&gt; El nickname que el usuario este buscando</text:p>
      <text:p text:style-name="P16">current_user ---&gt; id de usuario que hace la busqueda. </text:p>
      <text:p text:style-name="P14"/>
      <text:list xml:id="list203210452446817" text:continue-numbering="true" text:style-name="L7">
        <text:list-item>
          <text:p text:style-name="P47"><text:soft-page-break/>Notificaciones: te aparecera lo nuevo para mostrar: peticiones, mensajes... Te enseñara el historial y con colores distinto lo no visto por el usuario.</text:p>
          <text:list>
            <text:list-item>
              <text:p text:style-name="P48">Notificaciones tendra su propia tabla donde guardaremos a que usuario, la notificacion(ej un mensaje? un comentario?) y visto?</text:p>
            </text:list-item>
          </text:list>
        </text:list-item>
      </text:list>
      <text:p text:style-name="P12"/>
      <text:list xml:id="list203208933078123" text:continue-numbering="true" text:style-name="L7">
        <text:list-item>
          <text:p text:style-name="P49">SI el usuario lleva sin meterse mas de un año se le enviara un correo diciendo que su cuenta se cerrara en 1 semana y asi sera.</text:p>
        </text:list-item>
        <text:list-item>
          <text:p text:style-name="P48">Esto lo desplegaremos como un servicio donde todos los dias comprueba a las 12:00 de la noche que usuarios llevan sin meterse tnato tiempo y si es asi se lanza</text:p>
        </text:list-item>
      </text:list>
      <text:p text:style-name="P13"/>
      <text:list xml:id="list203210606756773" text:continue-numbering="true" text:style-name="L7">
        <text:list-item>
          <text:p text:style-name="P50">Al ver el perfil de alguien veremos sus fotos, comentarios de estas y amigos.</text:p>
        </text:list-item>
      </text:list>
      <text:p text:style-name="P15"/>
      <text:p text:style-name="P17">Suspensiones de usuario pueden ser de varias maneras:</text:p>
      <text:p text:style-name="P17"/>
      <text:p text:style-name="P17">EN la misma tabla usuario metemos stauts [ok, disabled, suspension] suspendUntil :</text:p>
      <text:p text:style-name="P17">Pros rapidez??</text:p>
      <text:p text:style-name="P17">Contra: mucho espacio para nada, queries mas lentas???</text:p>
      <text:p text:style-name="P18">Otra:</text:p>
      <text:p text:style-name="P18">enabled, suspended? Ambos booleanos, si suspended esta enabled, buscamos en user_suspended con campos targetId, suspendUntil</text:p>
      <text:p text:style-name="P18"/>
      <text:p text:style-name="P18">MOSTRAR QUE USUARIO HA SIDO SUSPENDIDO</text:p>
      <text:p text:style-name="P18">Metodo 1 -&gt; select status from user</text:p>
      <text:p text:style-name="P18"/>
      <text:p text:style-name="P18">if(suspended) -&gt;&gt;&gt; Mostrar texto de suspension</text:p>
      <text:p text:style-name="P18">if(disabled) -&gt;&gt;&gt;&gt; Mostrar texto de cuenta desactivada por el usuario</text:p>
      <text:p text:style-name="P18"/>
      <text:p text:style-name="P18">Metodo 2--&gt; select nickname, name<text:span text:style-name="T20">, status</text:span>... from user where id=?</text:p>
      <text:p text:style-name="P18"/>
      <text:p text:style-name="P19">if(status=="ok") -&gt;&gt;&gt; Mostrar todo normal</text:p>
      <text:p text:style-name="P19">if(status=="disabeld) -&gt;&gt;&gt; El usuario suspendio la cuenta</text:p>
      <text:p text:style-name="P19">if(status=="suspended<text:span text:style-name="T24">"</text:span>)--&gt; Cuenta suspendida</text:p>
      <text:p text:style-name="P18"/>
      <text:p text:style-name="P19">entidad -&gt; user_suspended: id, targetId, until, reportId</text:p>
      <text:p text:style-name="P19"/>
      <text:p text:style-name="P20">Elegir entre status o enabled y suspended.</text:p>
      <text:p text:style-name="P20"/>
      <text:p text:style-name="P20">Preguntar lo de user_suspension.</text:p>
      <text:p text:style-name="P20"/>
      <text:p text:style-name="P21">Las peticiones seran de followers y no de amistad debido a que imagina un famoso, le interesa que la gente lo siga pero a el no le interesa todo el mundo.</text:p>
      <text:p text:style-name="P21"/>
      <text:p text:style-name="P22">Querie a la hora de mostrar amigos ?? =&gt; select * from user_relathionship where source_id ="id_propio" and status=<text:span text:style-name="T22">" </text:span><text:span text:style-name="T23">accepted</text:span><text:span text:style-name="T22">" </text:span></text:p>
      <text:p text:style-name="P4"><text:span text:style-name="T22">A la hora de mostrar followers =&gt; </text:span><text:span text:style-name="T21">select * from user_relathionship where </text:span><text:span text:style-name="T22">target</text:span><text:span text:style-name="T21">_id ="id_propio" and status=</text:span><text:span text:style-name="T22">" </text:span><text:span text:style-name="T23">accepted</text:span><text:span text:style-name="T22">" </text:span></text:p>
      <text:p text:style-name="P19"/>
      <text:p text:style-name="P23">Habia pensado en añadir muro, pero a dia de hoy eso no se lleva.</text:p>
      <text:p text:style-name="P27"/>
      <text:p text:style-name="P27">NOTIFICACIONES APROXIMACION 1</text:p>
      <text:p text:style-name="P23"/>
      <text:p text:style-name="P24"><text:soft-page-break/>Pasos para crear notificaciones = Crea una entidad user_notification la cual guarda el tipo enum [comentario, mensaje, peticion], id de la notificacion, es decir id del comment, imagen, peticion..., visto (booleano false que se vuelve true en cuanto pulsa la pestaña notifiaciones).</text:p>
      <text:p text:style-name="P24"/>
      <text:p text:style-name="P24">Relacion de la notificacion es one</text:p>
      <text:p text:style-name="P24"/>
      <text:p text:style-name="P25">Notificaciones, es buena idea que el backend se encargue del mensaje que llevan estas?</text:p>
      <text:p text:style-name="P25">Podriamos hacer que al hacer un comment en notificaciones insertamos tipo "comment", <text:s/>"ha hecho un comentario en la foto", from (que usuario), to (para que usuario), url (guardamos enlace hacia sus mensajes (messages/pepe) o user/images/id_imagen).</text:p>
      <text:p text:style-name="P25">A la hora de mostrarlo recuperamos la url y hacemos</text:p>
      <text:p text:style-name="P5"><text:span text:style-name="T25"><text:s text:c="2"/>ha hecho un comentario en la &lt;a href=url&gt;foto&lt;/a&gt;</text:span><text:span text:style-name="T26">. </text:span><text:span text:style-name="T25">Podriamos insertarlo asi directamente en sql.</text:span></text:p>
      <text:p text:style-name="P29">Notifications podria tener los campos : id, id_type, sourceId, targetId, url, is_see.</text:p>
      <text:p text:style-name="P5"/>
      <text:p text:style-name="P51">Notificaiones: hemos creado el user_notification que almecena el source y targetid del usuario, </text:p>
      <text:p text:style-name="P26">Cada vez que al usuario le hagan un comentario, peticion o <text:span text:style-name="T27">mensaje.</text:span></text:p>
      <text:p text:style-name="P26"/>
      <text:p text:style-name="P26">Cambios en la DB:</text:p>
      <text:p text:style-name="P26">En vez de enum, voy a hacer que sea una foreing key y llamar a otra tabla ya que si el dia de mañana necesito cambiar algo es mucho mas facil y eficiente que si es un enum.</text:p>
      <text:p text:style-name="P26"/>
      <text:p text:style-name="P7">Creamos la entidad blocked ya que a la hora de hacer las queries si o si tendremos que hacer subqueries, por lo tanto asi queda mas limpio que haciendo un registro en user_<text:span text:style-name="T30">follower</text:span> y user_<text:span text:style-name="T30">following.</text:span></text:p>
      <text:p text:style-name="P26"/>
      <text:p text:style-name="P24"/>
      <text:p text:style-name="P24">Siguiente sprint:</text:p>
      <text:p text:style-name="P24">Visibilidad, grupos, añadir etiquetas a fotos haciendo que las fotos tenga una relacion to many con los usuarios.</text:p>
      <text:p text:style-name="P24"/>
      <text:p text:style-name="P27">Preguntar, es buena idea hacer tantos enums? O mejor tabla aparte y si el dia de mañana quiero ampliar una opcion de ese enum es mejor tener<text:span text:style-name="T31">.</text:span></text:p>
      <text:p text:style-name="P27"/>
      <text:p text:style-name="P53">Notificaciones:</text:p>
      <text:p text:style-name="P53">Guardo el quien y el target y el notification_object donde guardamos entity (imagen, comentario...), entity_id (id de la foto, comentario, imagen...) y el tipo de notificacion, que puede ser borrada en el futuro<text:span text:style-name="T32"> ej comentario de imagen, mensaje..</text:span>.</text:p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8:09:20.328335474</meta:creation-date>
    <meta:generator>LibreOffice/6.4.7.2$Linux_X86_64 LibreOffice_project/40$Build-2</meta:generator>
    <dc:date>2023-04-18T20:31:35.918217864</dc:date>
    <meta:editing-duration>PT56M48S</meta:editing-duration>
    <meta:editing-cycles>8</meta:editing-cycles>
    <meta:document-statistic meta:table-count="0" meta:image-count="0" meta:object-count="0" meta:page-count="4" meta:paragraph-count="100" meta:word-count="1424" meta:character-count="8508" meta:non-whitespace-character-count="7216"/>
  </office:meta>
</office:document-meta>
</file>